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17pt" svg:height="254.98pt" svg:x="303.48pt" svg:y="7.17pt">
            <loext:p draw:notify-on-update-of-ranges="Sheet1.A1:Sheet1.A16 Sheet1.B1:Sheet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.23 V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.46 V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.69 V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0.92 V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1.15 V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1.38 V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1.16 V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1.84 V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.07 V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.3 V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.38 V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.46 V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.54 V</text:p>
          </table:table-cell>
        </table:table-row>
        <table:table-row table:style-name="ro1">
          <table:table-cell table:style-name="ce2"/>
          <table:table-cell office:value-type="string" calcext:value-type="string">
            <text:p>2.62 V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.7 V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.65 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10:09:36.314590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0:09:38.539282713</meta:creation-date>
    <meta:editing-duration>PT1H31M38S</meta:editing-duration>
    <meta:editing-cycles>2</meta:editing-cycles>
    <meta:generator>LibreOffice/5.1.6.2$Linux_X86_64 LibreOffice_project/10m0$Build-2</meta:generator>
    <dc:date>2017-09-23T12:18:14.922002733</dc:date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line" chart:style-name="ch1">
        <chart:legend chart:legend-position="end" svg:x="11.151cm" svg:y="3.452cm" style:legend-expansion="high" chart:style-name="ch2"/>
        <chart:plot-area chart:style-name="ch3" table:cell-range-address="Sheet1.A1:Sheet1.B16" svg:x="0.319cm" svg:y="0.179cm" svg:width="10.513cm" svg:height="8.638cm">
          <chartooo:coordinate-region svg:x="1.126cm" svg:y="0.379cm" svg:width="9.519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6" chart:class="chart:line">
            <chart:regression-curve chart:style-name="ch7"/>
            <chart:regression-curve chart:style-name="ch7"/>
            <chart:data-point chart:repeated="16"/>
          </chart:series>
          <chart:series chart:style-name="ch8" chart:values-cell-range-address="Sheet1.B1:Sheet1.B16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0">
                <text:p>370</text:p>
                <draw:g>
                  <svg:desc>Sheet1.A1:Sheet1.A16</svg:desc>
                </draw:g>
              </table:table-cell>
              <table:table-cell office:value-type="float" office:value="NaN">
                <text:p>NaN</text:p>
                <draw:g>
                  <svg:desc>Sheet1.B1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